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dash" draw:stroke-dash="Fine_20_Dotted"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/>
    </style:style>
    <style:style style:name="gr5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/>
    </style:style>
    <style:style style:name="P4" style:family="paragraph">
      <style:paragraph-properties fo:margin-left="0cm" fo:margin-right="0cm" fo:text-align="center" fo:text-indent="0cm"/>
      <style:text-properties fo:font-size="16pt"/>
    </style:style>
    <style:style style:name="P5" style:family="paragraph">
      <style:paragraph-properties fo:margin-left="0cm" fo:margin-right="0cm" fo:text-align="center" fo:text-indent="0cm"/>
      <style:text-properties fo:color="#ff0000" fo:font-size="16pt"/>
    </style:style>
    <style:style style:name="T1" style:family="text">
      <style:text-properties fo:font-size="16pt"/>
    </style:style>
    <style:style style:name="T2" style:family="text">
      <style:text-properties fo:color="#ff0000"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5.635cm" svg:height="8.5cm" svg:x="2.5cm" svg:y="5.135cm">
          <text:p text:style-name="P1">Definition of<text:line-break/>constraints<text:line-break/></text:p>
          <text:p text:style-name="P1"/>
          <text:p text:style-name="P1"/>
          <text:p text:style-name="P1"/>
          <text:p text:style-name="P1"/>
          <text:p text:style-name="P1"><text:line-break/><text:line-break/>Definition of</text:p>
          <text:p text:style-name="P1">transformation</text:p>
        </draw:rect>
        <draw:line draw:style-name="gr2" draw:text-style-name="P2" draw:layer="layout" svg:x1="2.635cm" svg:y1="9.335cm" svg:x2="8.135cm" svg:y2="9.335cm">
          <text:p/>
        </draw:line>
        <draw:rect draw:style-name="gr3" draw:text-style-name="P3" draw:id="id1" draw:layer="layout" svg:width="6.5cm" svg:height="1.5cm" svg:x="11.135cm" svg:y="10.535cm">
          <text:p text:style-name="P1"><text:span text:style-name="T1">execute transformation</text:span></text:p>
        </draw:rect>
        <draw:rect draw:style-name="gr4" draw:text-style-name="P4" draw:layer="layout" svg:width="6.5cm" svg:height="1.5cm" svg:x="11.135cm" svg:y="3.535cm">
          <text:p text:style-name="P1"><text:span text:style-name="T1">reactants to analyze</text:span></text:p>
        </draw:rect>
        <draw:rect draw:style-name="gr4" draw:text-style-name="P4" draw:id="id2" draw:layer="layout" svg:width="6.5cm" svg:height="1.5cm" svg:x="11.135cm" svg:y="13.735cm">
          <text:p text:style-name="P1"><text:span text:style-name="T1">products</text:span></text:p>
        </draw:rect>
        <draw:connector draw:style-name="gr5" draw:text-style-name="P2" draw:layer="layout" svg:x1="14.385cm" svg:y1="12.035cm" svg:x2="14.385cm" svg:y2="13.735cm" draw:start-shape="id1" draw:start-glue-point="2" draw:end-shape="id2" draw:end-glue-point="0">
          <text:p/>
        </draw:connector>
        <draw:connector draw:style-name="gr6" draw:text-style-name="P2" draw:layer="layout" draw:type="lines" svg:x1="11.036cm" svg:y1="7.247cm" svg:x2="8.345cm" svg:y2="7.246cm">
          <text:p/>
        </draw:connector>
        <draw:connector draw:style-name="gr6" draw:text-style-name="P2" draw:layer="layout" draw:type="lines" svg:x1="11.036cm" svg:y1="11.286cm" svg:x2="8.345cm" svg:y2="11.285cm">
          <text:p/>
        </draw:connector>
        <draw:line draw:style-name="gr5" draw:text-style-name="P2" draw:layer="layout" svg:x1="14.335cm" svg:y1="9.135cm" svg:x2="16.635cm" svg:y2="9.135cm">
          <text:p/>
        </draw:line>
        <draw:rect draw:style-name="gr4" draw:text-style-name="P4" draw:layer="layout" svg:width="2.9cm" svg:height="1.5cm" svg:x="16.635cm" svg:y="8.435cm">
          <text:p text:style-name="P1"><text:span text:style-name="T1">discard</text:span></text:p>
        </draw:rect>
        <draw:rect draw:style-name="gr4" draw:text-style-name="P5" draw:layer="layout" svg:width="2cm" svg:height="0.8cm" svg:x="14.235cm" svg:y="8.335cm">
          <text:p text:style-name="P1"><text:span text:style-name="T2">no</text:span></text:p>
        </draw:rect>
        <draw:rect draw:style-name="gr4" draw:text-style-name="P5" draw:layer="layout" svg:width="2cm" svg:height="0.8cm" svg:x="12.635cm" svg:y="9.135cm">
          <text:p text:style-name="P1"><text:span text:style-name="T2">yes</text:span></text:p>
        </draw:rect>
        <draw:custom-shape draw:style-name="gr7" draw:text-style-name="P1" draw:layer="layout" svg:width="6.5cm" svg:height="2.2cm" svg:x="11.096cm" svg:y="6.135cm">
          <text:p text:style-name="P1"><text:span text:style-name="T1">comply with</text:span><text:span text:style-name="T1"><text:line-break/></text:span><text:span text:style-name="T1">constraint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14.346cm" svg:y1="4.835cm" svg:x2="14.346cm" svg:y2="6.135cm">
          <text:p/>
        </draw:connector>
        <draw:connector draw:style-name="gr5" draw:text-style-name="P2" draw:layer="layout" svg:x1="14.385cm" svg:y1="8.335cm" svg:x2="14.386cm" svg:y2="10.535cm">
          <text:p/>
        </draw:connector>
        <draw:custom-shape draw:style-name="gr7" draw:text-style-name="P1" draw:layer="layout" svg:width="4.9cm" svg:height="1.5cm" svg:x="2.835cm" svg:y="9.835cm">
          <text:p text:style-name="P1">Reaction Type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.9cm" svg:height="1.5cm" svg:x="2.835cm" svg:y="7.135cm">
          <text:p text:style-name="P1">Reaction Rule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2-19T11:26:42</meta:creation-date>
    <dc:date>2007-04-19T14:21:26</dc:date>
    <dc:language>en-US</dc:language>
    <meta:editing-cycles>5</meta:editing-cycles>
    <meta:editing-duration>PT21M31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